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71ce" officeooo:paragraph-rsid="001471ce"/>
    </style:style>
    <style:style style:name="P2" style:family="paragraph" style:parent-style-name="Standard">
      <style:text-properties officeooo:rsid="001471ce" officeooo:paragraph-rsid="0024fcf8"/>
    </style:style>
    <style:style style:name="P3" style:family="paragraph" style:parent-style-name="Standard">
      <style:text-properties fo:font-weight="bold" officeooo:rsid="001471ce" officeooo:paragraph-rsid="001471ce" style:font-weight-asian="bold" style:font-weight-complex="bold"/>
    </style:style>
    <style:style style:name="P4" style:family="paragraph" style:parent-style-name="Standard">
      <style:text-properties fo:font-weight="bold" officeooo:rsid="001662cf" officeooo:paragraph-rsid="001662cf" style:font-weight-asian="bold" style:font-weight-complex="bold"/>
    </style:style>
    <style:style style:name="P5" style:family="paragraph" style:parent-style-name="Standard">
      <style:text-properties fo:font-weight="bold" officeooo:rsid="0016c24d" officeooo:paragraph-rsid="0016c24d" style:font-weight-asian="bold" style:font-weight-complex="bold"/>
    </style:style>
    <style:style style:name="P6" style:family="paragraph" style:parent-style-name="Standard">
      <style:text-properties fo:font-weight="bold" officeooo:rsid="001a8479" officeooo:paragraph-rsid="001a8479" style:font-weight-asian="bold" style:font-weight-complex="bold"/>
    </style:style>
    <style:style style:name="P7" style:family="paragraph" style:parent-style-name="Standard">
      <style:text-properties fo:font-weight="bold" officeooo:rsid="001e3dc3" officeooo:paragraph-rsid="001e3dc3" style:font-weight-asian="bold" style:font-weight-complex="bold"/>
    </style:style>
    <style:style style:name="P8" style:family="paragraph" style:parent-style-name="Standard">
      <style:text-properties fo:font-weight="bold" officeooo:rsid="001e3dc3" officeooo:paragraph-rsid="00209b0d" style:font-weight-asian="bold" style:font-weight-complex="bold"/>
    </style:style>
    <style:style style:name="P9" style:family="paragraph" style:parent-style-name="Standard">
      <style:text-properties fo:font-weight="bold" officeooo:rsid="0024fcf8" officeooo:paragraph-rsid="0024fcf8" style:font-weight-asian="bold" style:font-weight-complex="bold"/>
    </style:style>
    <style:style style:name="P10" style:family="paragraph" style:parent-style-name="Standard">
      <style:text-properties fo:font-weight="normal" officeooo:rsid="001471ce" officeooo:paragraph-rsid="001471ce" style:font-weight-asian="normal" style:font-weight-complex="normal"/>
    </style:style>
    <style:style style:name="P11" style:family="paragraph" style:parent-style-name="Standard">
      <style:text-properties fo:font-weight="normal" officeooo:rsid="001662cf" officeooo:paragraph-rsid="001662cf" style:font-weight-asian="normal" style:font-weight-complex="normal"/>
    </style:style>
    <style:style style:name="P12" style:family="paragraph" style:parent-style-name="Standard">
      <style:text-properties fo:font-weight="normal" officeooo:rsid="0016c24d" officeooo:paragraph-rsid="0016c24d" style:font-weight-asian="normal" style:font-weight-complex="normal"/>
    </style:style>
    <style:style style:name="P13" style:family="paragraph" style:parent-style-name="Standard">
      <style:text-properties fo:font-weight="normal" officeooo:rsid="0016c24d" officeooo:paragraph-rsid="001822b5" style:font-weight-asian="normal" style:font-weight-complex="normal"/>
    </style:style>
    <style:style style:name="P14" style:family="paragraph" style:parent-style-name="Standard">
      <style:text-properties fo:font-weight="normal" officeooo:rsid="001a8479" officeooo:paragraph-rsid="001a8479" style:font-weight-asian="normal" style:font-weight-complex="normal"/>
    </style:style>
    <style:style style:name="P15" style:family="paragraph" style:parent-style-name="Standard">
      <style:text-properties fo:font-weight="normal" officeooo:rsid="001e3dc3" officeooo:paragraph-rsid="001e3dc3" style:font-weight-asian="normal" style:font-weight-complex="normal"/>
    </style:style>
    <style:style style:name="P16" style:family="paragraph" style:parent-style-name="Standard">
      <style:text-properties fo:font-weight="normal" officeooo:rsid="00241d29" officeooo:paragraph-rsid="00241d29" style:font-weight-asian="normal" style:font-weight-complex="normal"/>
    </style:style>
    <style:style style:name="P17" style:family="paragraph" style:parent-style-name="Standard">
      <style:text-properties fo:font-weight="normal" officeooo:rsid="0024fcf8" officeooo:paragraph-rsid="0024fcf8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6c24d" officeooo:paragraph-rsid="0016c24d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16c24d" officeooo:paragraph-rsid="001822b5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16c24d" officeooo:paragraph-rsid="00193071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e3dc3" officeooo:paragraph-rsid="001e3dc3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e3dc3" officeooo:paragraph-rsid="00209b0d" style:font-weight-asian="normal" style:font-weight-complex="normal"/>
    </style:style>
    <style:style style:name="P23" style:family="paragraph" style:parent-style-name="Standard">
      <style:text-properties style:text-underline-style="solid" style:text-underline-width="auto" style:text-underline-color="font-color" fo:font-weight="normal" officeooo:rsid="001a8479" officeooo:paragraph-rsid="001a8479" style:font-weight-asian="normal" style:font-weight-complex="normal"/>
    </style:style>
    <style:style style:name="P24" style:family="paragraph" style:parent-style-name="Standard">
      <style:text-properties style:text-underline-style="solid" style:text-underline-width="auto" style:text-underline-color="font-color" fo:font-weight="normal" officeooo:rsid="001a8479" officeooo:paragraph-rsid="001b3ef6" style:font-weight-asian="normal" style:font-weight-complex="normal"/>
    </style:style>
    <style:style style:name="P25" style:family="paragraph" style:parent-style-name="Standard">
      <style:text-properties style:text-underline-style="solid" style:text-underline-width="auto" style:text-underline-color="font-color" fo:font-weight="normal" officeooo:rsid="001a8479" officeooo:paragraph-rsid="00246ee4" style:font-weight-asian="normal" style:font-weight-complex="normal"/>
    </style:style>
    <style:style style:name="P26" style:family="paragraph" style:parent-style-name="Standard">
      <style:text-properties style:text-underline-style="solid" style:text-underline-width="auto" style:text-underline-color="font-color" fo:font-weight="normal" officeooo:rsid="001e3dc3" officeooo:paragraph-rsid="001e3dc3" style:font-weight-asian="normal" style:font-weight-complex="normal"/>
    </style:style>
    <style:style style:name="P27" style:family="paragraph" style:parent-style-name="Standard">
      <style:text-properties style:text-underline-style="solid" style:text-underline-width="auto" style:text-underline-color="font-color" fo:font-weight="bold" officeooo:rsid="001a8479" officeooo:paragraph-rsid="001a8479" style:font-weight-asian="bold" style:font-weight-complex="bold"/>
    </style:style>
    <style:style style:name="P28" style:family="paragraph" style:parent-style-name="Standard">
      <style:paragraph-properties fo:break-before="page"/>
      <style:text-properties fo:font-weight="bold" officeooo:rsid="001a8479" officeooo:paragraph-rsid="001a8479" style:font-weight-asian="bold" style:font-weight-complex="bold"/>
    </style:style>
    <style:style style:name="T1" style:family="text">
      <style:text-properties officeooo:rsid="001822b5"/>
    </style:style>
    <style:style style:name="T2" style:family="text">
      <style:text-properties style:text-underline-style="solid" style:text-underline-width="auto" style:text-underline-color="font-color" officeooo:rsid="001822b5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822b5"/>
    </style:style>
    <style:style style:name="T5" style:family="text">
      <style:text-properties style:text-underline-style="none" officeooo:rsid="001b3ef6"/>
    </style:style>
    <style:style style:name="T6" style:family="text">
      <style:text-properties officeooo:rsid="001a8479"/>
    </style:style>
    <style:style style:name="T7" style:family="text">
      <style:text-properties officeooo:rsid="0020124a"/>
    </style:style>
    <style:style style:name="T8" style:family="text">
      <style:text-properties officeooo:rsid="00209b0d"/>
    </style:style>
    <style:style style:name="T9" style:family="text">
      <style:text-properties officeooo:rsid="00246ee4"/>
    </style:style>
    <style:style style:name="T10" style:family="text">
      <style:text-properties officeooo:rsid="002d71f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apport</text:p>
      <text:p text:style-name="P10">présentation projet</text:p>
      <text:p text:style-name="P10"/>
      <text:p text:style-name="P4">Description du Projet</text:p>
      <text:p text:style-name="P11">Tetris Attack est un puzzle-game à 2 joueurs sorti en 1995 sur Super Nintendo. Ce jeu est une variante du bien connu Tetris à 2 joueurs. <text:line-break/>Dans cette version, l’objectif est d’assembler des blocs entre eux afin de les faire disparaître</text:p>
      <text:p text:style-name="P11">avant que l’ensemble des blocs n’atteignent le haut de l’écran. Toutefois, ici, 2 joueurs s’affrontent en parallèle et peuvent à l’aide de différentes combinaisons envoyer de nouveaux blocs de briques à leur adversaire afin de précipiter sa perte. Ce jeu couple à la fois, la simplicité de Tetris à la dynamique nécessaire d’un bon Versus.</text:p>
      <text:p text:style-name="P10"/>
      <text:p text:style-name="P5">Répartition des tâches</text:p>
      <text:p text:style-name="P12"/>
      <text:p text:style-name="P13">Loïck : <text:line-break/><text:tab/><text:span text:style-name="T2">Vue :</text:span></text:p>
      <text:p text:style-name="P19"><text:tab/>-<text:span text:style-name="T1">Implémentation des classes génériques d’animation et de gestion clavier du menu. </text:span></text:p>
      <text:p text:style-name="P13"><text:tab/>-Implémentation de l’écran titre.</text:p>
      <text:p text:style-name="P13"><text:tab/>-<text:span text:style-name="T1">Réalisation de la structure du menu et son design.</text:span></text:p>
      <text:p text:style-name="P13"><text:span text:style-name="T1"><text:tab/>-Réalisation de l’ensemble des écrans de jeux. </text:span></text:p>
      <text:p text:style-name="P12"><text:tab/><text:span text:style-name="T2">Modèle :</text:span></text:p>
      <text:p text:style-name="P18"><text:tab/>-<text:span text:style-name="T1">Gestion de la destruction des blocs (threads)</text:span></text:p>
      <text:p text:style-name="P20"><text:tab/>-<text:span text:style-name="T1">Gestion pause, victoire et game over.</text:span></text:p>
      <text:p text:style-name="P20"><text:tab/><text:span text:style-name="T10">Javadoc, UML final</text:span></text:p>
      <text:p text:style-name="P12"><text:tab/><text:span text:style-name="T10">Rapport final</text:span></text:p>
      <text:p text:style-name="P12"/>
      <text:p text:style-name="P12">Vincent :</text:p>
      <text:p text:style-name="P13"><text:tab/><text:span text:style-name="T2">Menu : </text:span></text:p>
      <text:p text:style-name="P13"><text:span text:style-name="T4"><text:tab/></text:span><text:span text:style-name="T1">Sélection des personnages </text:span></text:p>
      <text:p text:style-name="P13"><text:tab/><text:span text:style-name="T2">Modèle :</text:span><text:tab/></text:p>
      <text:p text:style-name="P13"><text:tab/>-<text:span text:style-name="T1">Implémentation de l’ensemble du modèle de la grille, joueur</text:span></text:p>
      <text:p text:style-name="P13"><text:tab/><text:span text:style-name="T2">Controler :</text:span></text:p>
      <text:p text:style-name="P19"><text:tab/>-<text:span text:style-name="T1">Thread monter la grille+génération grille</text:span></text:p>
      <text:p text:style-name="P19"><text:tab/>-<text:span text:style-name="T1">Détection game over</text:span></text:p>
      <text:p text:style-name="P19"><text:tab/>-<text:span text:style-name="T1">Curseur des joueurs</text:span></text:p>
      <text:p text:style-name="P19"><text:tab/><text:span text:style-name="T10">Rapports intermédiaires</text:span></text:p>
      <text:p text:style-name="P19"><text:tab/><text:span text:style-name="T10">Diapo</text:span></text:p>
      <text:p text:style-name="P12"/>
      <text:p text:style-name="P12">Kévin : </text:p>
      <text:p text:style-name="P12"><text:tab/>-<text:span text:style-name="T6">Début d’implémentation de menu</text:span></text:p>
      <text:p text:style-name="P12"><text:tab/>-<text:span text:style-name="T1">Controle du jeu</text:span></text:p>
      <text:p text:style-name="P12"/>
      <text:p text:style-name="P12">Mohamed</text:p>
      <text:p text:style-name="P12"><text:tab/><text:span text:style-name="T3">-</text:span><text:span text:style-name="T4">Abandon</text:span></text:p>
      <text:p text:style-name="P5"/>
      <text:p text:style-name="P1"/>
      <text:p text:style-name="P28">Fonctionnalité du jeu :</text:p>
      <text:p text:style-name="P6"/>
      <text:p text:style-name="P6">Écran titre :</text:p>
      <text:p text:style-name="P14">Animation sans GIF.</text:p>
      <text:p text:style-name="P14">Plusieurs objets Animation animés séparément</text:p>
      <text:p text:style-name="P23"/>
      <text:p text:style-name="P23">contrôle :<text:span text:style-name="T3"> <text:line-break/>appui d’une touche : Arrive sur le menu</text:span></text:p>
      <text:p text:style-name="P23"><text:span text:style-name="T3"/></text:p>
      <text:p text:style-name="P27"><text:span text:style-name="T3">Menu :</text:span></text:p>
      <text:p text:style-name="P23"><text:span text:style-name="T3">Menu principal</text:span></text:p>
      <text:p text:style-name="P23"><text:span text:style-name="T3"><text:tab/>1 joueur (Choix difficulté)</text:span></text:p>
      <text:p text:style-name="P23"><text:span text:style-name="T3"><text:tab/><text:tab/>1 joueur</text:span></text:p>
      <text:p text:style-name="P23"><text:span text:style-name="T3"><text:tab/><text:tab/><text:tab/>Choix personnage 1J</text:span></text:p>
      <text:p text:style-name="P23"><text:span text:style-name="T3"><text:tab/><text:tab/><text:tab/><text:tab/></text:span><text:span text:style-name="T5">Lance partie 1 joueur</text:span></text:p>
      <text:p text:style-name="P23"><text:span text:style-name="T3"><text:tab/><text:tab/>joueur contre IA</text:span></text:p>
      <text:p text:style-name="P23"><text:span text:style-name="T3"><text:tab/><text:tab/><text:tab/>Choix personnage Joueur vs IA</text:span></text:p>
      <text:p text:style-name="P23"><text:span text:style-name="T3"><text:tab/><text:tab/><text:tab/><text:tab/></text:span><text:span text:style-name="T5">Lance partie Joueur vs IA</text:span></text:p>
      <text:p text:style-name="P23"><text:span text:style-name="T3"><text:tab/>2 joueurs (Choix difficulté)</text:span></text:p>
      <text:p text:style-name="P23"><text:span text:style-name="T3"><text:tab/><text:tab/>2 joueur </text:span></text:p>
      <text:p text:style-name="P23"><text:span text:style-name="T3"><text:tab/><text:tab/><text:tab/>Choix personnage 2J</text:span></text:p>
      <text:p text:style-name="P23"><text:span text:style-name="T3"><text:tab/><text:tab/><text:tab/><text:tab/></text:span><text:span text:style-name="T5">Lance partie 2J</text:span></text:p>
      <text:p text:style-name="P23"><text:span text:style-name="T3"><text:tab/><text:tab/>joueur contre IA</text:span></text:p>
      <text:p text:style-name="P23"><text:span text:style-name="T3"><text:tab/><text:tab/><text:tab/>Choix personnage Joueur vs IA</text:span></text:p>
      <text:p text:style-name="P24"><text:span text:style-name="T3"><text:tab/><text:tab/><text:tab/><text:tab/></text:span><text:span text:style-name="T5">Lance partie Joueur vs IA</text:span></text:p>
      <text:p text:style-name="P23"><text:span text:style-name="T3"><text:tab/>Option (Choix contrôle)</text:span></text:p>
      <text:p text:style-name="P23"><text:span text:style-name="T3"><text:tab/>How to Play (Règle du jeu)</text:span></text:p>
      <text:p text:style-name="P23"><text:span text:style-name="T3"><text:tab/>Credit (Crédits du jeu)</text:span></text:p>
      <text:p text:style-name="P14"/>
      <text:p text:style-name="P25">contrôle :<text:span text:style-name="T3"> <text:line-break/>appui d’une touche : Arrive sur le menu</text:span></text:p>
      <text:p text:style-name="P14"/>
      <text:p text:style-name="P7">Jeu 1 joueur :</text:p>
      <text:p text:style-name="P15">Mode de jeu sans limite, la vitesse augmente progressivement.</text:p>
      <text:p text:style-name="P15">Affichage du score, du niveau actuel</text:p>
      <text:p text:style-name="P8">Jeu <text:span text:style-name="T8">2</text:span> joueur<text:span text:style-name="T8">s</text:span> :</text:p>
      <text:p text:style-name="P16">Versus entre 2 joueurs, IA ou joueur simple.</text:p>
      <text:p text:style-name="P16">Le premier joueur à atteindre deux victoires a gagné.</text:p>
      <text:p text:style-name="P15"/>
      <text:p text:style-name="P26">événements :</text:p>
      <text:p text:style-name="P21"><text:tab/>Pause : Mettre le jeu en pause<text:line-break/><text:tab/><text:tab/>déclenchement : appuie sur Echap<text:line-break/><text:tab/><text:tab/>État final : appuie sur entrée sur l’un des deux choix<text:line-break/><text:tab/><text:tab/><text:tab/>Reprendre : Reprend la partie<text:line-break/><text:tab/><text:tab/><text:tab/>Quitter : <text:span text:style-name="T7">Retour au menu</text:span></text:p>
      <text:p text:style-name="P21"/>
      <text:p text:style-name="P21"><text:tab/> <text:span text:style-name="T9">Fin de partie 1 joueur : Affiche la fin de partie</text:span></text:p>
      <text:p text:style-name="P21"><text:tab/><text:tab/><text:span text:style-name="T7">Déclenchement : au moins un bloc atteint le sommet</text:span></text:p>
      <text:p text:style-name="P21"><text:tab/><text:tab/><text:span text:style-name="T7">État final : appuie sur entrée sur l’un des deux choix :</text:span></text:p>
      <text:p text:style-name="P21"><text:tab/><text:tab/><text:tab/><text:span text:style-name="T7">Recommencer : Redémarre une partie</text:span></text:p>
      <text:p text:style-name="P21"><text:tab/><text:tab/><text:tab/><text:span text:style-name="T7">Quitter : Retour au menu</text:span></text:p>
      <text:p text:style-name="P21"/>
      <text:p text:style-name="P22"><text:soft-page-break/><text:tab/><text:span text:style-name="T7">Fin de partie 2 joueurs : Affiche la fin de partie</text:span></text:p>
      <text:p text:style-name="P22"><text:tab/><text:tab/><text:span text:style-name="T7">Déclenchement : au moins un bloc atteint le sommet pour un joueur</text:span></text:p>
      <text:p text:style-name="P22"><text:tab/><text:tab/><text:span text:style-name="T7">État final : appuie sur entrée et redémarre une partie.<text:line-break/><text:tab/><text:tab/><text:tab/>Si un joueur a deux victoires, on retourne au menu.</text:span></text:p>
      <text:p text:style-name="P15"/>
      <text:p text:style-name="P26">contrôle :</text:p>
      <text:p text:style-name="P21"><text:tab/>ZQSD : Déplacement curseur 1 joueur</text:p>
      <text:p text:style-name="P15"><text:tab/>F : Swapper deux cases</text:p>
      <text:p text:style-name="P15"><text:tab/>Echap : Lancer l’écran de pause</text:p>
      <text:p text:style-name="P15"><text:tab/>Entrée : Confirmer choix <text:span text:style-name="T7">(pause et fin de partie)</text:span></text:p>
      <text:p text:style-name="P15"/>
      <text:p text:style-name="P14"/>
      <text:p text:style-name="P14"/>
      <text:p text:style-name="P9">Amélioration à apporter au jeu :</text:p>
      <text:p text:style-name="P9"/>
      <text:p text:style-name="P17">Implémentation des blocs gris lorsque qu’un joueur effectue des combos de plus de 4 blocs.</text:p>
      <text:p text:style-name="P17">Implémentation des blocs exclamations.<text:line-break/>Appuie sur une touche pour ajouter une ligne de blocs manuellement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15:19:41.256250691</meta:creation-date>
    <dc:date>2017-03-15T17:14:41.013692947</dc:date>
    <meta:editing-duration>PT1H28M59S</meta:editing-duration>
    <meta:editing-cycles>20</meta:editing-cycles>
    <meta:generator>LibreOffice/5.1.6.2$Linux_x86 LibreOffice_project/10m0$Build-2</meta:generator>
    <meta:document-statistic meta:table-count="0" meta:image-count="0" meta:object-count="0" meta:page-count="3" meta:paragraph-count="81" meta:word-count="532" meta:character-count="3190" meta:non-whitespace-character-count="2629"/>
  </office:meta>
</office:document-meta>
</file>